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1cm" svg:x="4cm" svg:y="4.5cm">
          <text:p text:style-name="P1">Ini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4.312cm" svg:height="1.046cm" svg:x="3.188cm" svg:y="7cm">
          <text:p text:style-name="P1">x[n], h[n], y[n]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22:53:57.54</meta:creation-date>
    <dc:date>2009-10-26T00:52:18.87</dc:date>
    <meta:editing-duration>PT01H43M03S</meta:editing-duration>
    <meta:editing-cycles>1</meta:editing-cycles>
    <meta:document-statistic meta:object-count="2"/>
    <meta:generator>OpenOffice.org/3.1$Win32 OpenOffice.org_project/310m11$Build-9399</meta:generator>
  </office:meta>
</office:document-meta>
</file>